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9770000074B2AFB3A22E7604CA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11cm, 0cm, 4.32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4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Quadro de texto 1" draw:style-name="gr1" draw:text-style-name="P1" svg:width="7.028cm" svg:height="0.847cm" svg:x="0.503cm" svg:y="-0.018cm"><draw:text-box><text:p><text:span text:style-name="T1">Fluxo: Administrador</text:span></text:p></draw:text-box></draw:frame><draw:frame draw:style-name="fr1" draw:name="Figura1" text:anchor-type="char" svg:x="-0.706cm" svg:y="-0.66cm" svg:width="27.24cm" svg:height="18.311cm" draw:z-index="0"><draw:image xlink:href="Pictures/10000001000009770000074B2AFB3A22E7604C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9T19:28:59.770000000</meta:creation-date>
    <meta:generator>LibreOffice/7.6.2.1$Windows_X86_64 LibreOffice_project/56f7684011345957bbf33a7ee678afaf4d2ba333</meta:generator>
    <dc:date>2026-02-19T19:36:11.009000000</dc:date>
    <meta:editing-duration>PT3M2S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